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530000013590586A6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9pt"/>
    </style:style>
    <style:style style:name="P4" style:family="paragraph">
      <style:paragraph-properties fo:margin-left="0cm" fo:margin-right="0cm" fo:text-align="center" fo:text-indent="0cm"/>
      <style:text-properties fo:font-size="8pt"/>
    </style:style>
    <style:style style:name="T1" style:family="text">
      <style:text-properties fo:font-size="9pt"/>
    </style:style>
    <style:style style:name="T2" style:family="text">
      <style:text-properties fo:font-size="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8.527cm" svg:height="7.273cm" svg:x="5.973cm" svg:y="10cm">
          <draw:image xlink:href="Pictures/10000000000001530000013590586A67.png" xlink:type="simple" xlink:show="embed" xlink:actuate="onLoad">
            <text:p/>
          </draw:image>
        </draw:frame>
        <draw:custom-shape draw:style-name="gr2" draw:text-style-name="P3" draw:layer="layout" svg:width="1.5cm" svg:height="1cm" svg:x="8.193cm" svg:y="9.908cm">
          <text:p text:style-name="P2"><text:span text:style-name="T1">Filme </text:span></text:p>
          <text:p text:style-name="P2"><text:span text:style-name="T1">líquido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cm" svg:x="12.972cm" svg:y="10.055cm">
          <text:p text:style-name="P2"><text:span text:style-name="T1">Fase </text:span></text:p>
          <text:p text:style-name="P2"><text:span text:style-name="T1">vapo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cm" svg:x="5.821cm" svg:y="9.981cm">
          <text:p text:style-name="P2"><text:span text:style-name="T1">Fase </text:span></text:p>
          <text:p text:style-name="P2"><text:span text:style-name="T1">líquid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cm" svg:x="11.281cm" svg:y="9.972cm">
          <text:p text:style-name="P2"><text:span text:style-name="T1">Filme </text:span></text:p>
          <text:p text:style-name="P2"><text:span text:style-name="T1">vapor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0.5cm" svg:x="9.618cm" svg:y="10.0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5cm" svg:height="0.5cm" draw:transform="rotate (-1.57079632679579) translate (11.56cm 13.5cm)">
          <text:p text:style-name="P2"><text:span text:style-name="T2">Interface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pt" fo:country="BR" style:font-family-asian="'DejaVu Sans'" style:font-pitch-asian="variable" style:font-size-asian="24pt" style:language-asian="none" style:country-asian="none" style:font-family-complex="'DejaVu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Paula Staudt</meta:initial-creator>
    <meta:creation-date>2006-08-30T17:54:46</meta:creation-date>
    <dc:creator>Paula Staudt</dc:creator>
    <dc:date>2006-08-30T18:05:07</dc:date>
    <dc:language>pt-BR</dc:language>
    <meta:editing-cycles>3</meta:editing-cycles>
    <meta:editing-duration>PT10M22S</meta:editing-duration>
    <meta:user-defined meta:name="Info 1"/>
    <meta:user-defined meta:name="Info 2"/>
    <meta:user-defined meta:name="Info 3"/>
    <meta:user-defined meta:name="Info 4"/>
    <meta:document-statistic meta:object-count="7"/>
  </office:meta>
</office:document-meta>
</file>